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, sans-serif"/>
  </office:font-face-decls>
  <office:automatic-styles>
    <style:style style:name="P1" style:family="paragraph" style:parent-style-name="Standard">
      <style:paragraph-properties fo:line-height="150%"/>
      <style:text-properties style:font-name="Times New Roman" officeooo:rsid="0012d563" officeooo:paragraph-rsid="0012d563"/>
    </style:style>
    <style:style style:name="P2" style:family="paragraph" style:parent-style-name="Standard">
      <style:paragraph-properties fo:line-height="150%"/>
      <style:text-properties style:font-name="Times New Roman"/>
    </style:style>
    <style:style style:name="P3" style:family="paragraph" style:parent-style-name="Text_20_body">
      <style:paragraph-properties fo:line-height="150%"/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S 8 – Quais as consequências dos sistemas eleitorais sobre os sistemas partidários?</text:p>
      <text:p text:style-name="P2"/>
      <text:p text:style-name="P3">Os sistemas eleitorais têm um impacto direto sobre os sistemas partidários, influenciando a quantidade de partidos políticos relevantes, o nível de fragmentação partidária e a dinâmica da competição política em um país. A forma como os votos são convertidos em cadeiras no legislativo ou na escolha de governantes pode favorecer a concentração ou a dispersão do poder entre os partidos.</text:p>
      <text:p text:style-name="P3">Nos sistemas majoritários, como o modelo de distritos uninominais adotado nos Estados Unidos e no Reino Unido, o candidato mais votado em cada distrito vence, o que tende a favorecer a existência de poucos partidos competitivos. Esse efeito, conhecido como "duvergeriano", ocorre porque partidos menores têm poucas chances de vencer, levando os eleitores a preferirem opções com mais chances de sucesso, reduzindo assim o número efetivo de partidos no sistema partidário.</text:p>
      <text:p text:style-name="P3">Já os sistemas proporcionais, como o adotado no Brasil para a eleição de deputados e vereadores, favorecem a representação de um maior número de partidos. Como as cadeiras são distribuídas de acordo com a proporção dos votos recebidos pelos partidos, há mais espaço para legendas menores e para a diversidade ideológica no parlamento. Esse modelo amplia a representatividade, mas também pode gerar alta fragmentação partidária, dificultando a formação de maiorias estáveis e exigindo negociações constantes para a governabilidade.</text:p>
      <text:p text:style-name="P3">Os sistemas mistos, como o utilizado na Alemanha, combinam elementos dos dois modelos, permitindo que parte dos parlamentares seja eleita pelo voto majoritário e outra parte pelo voto proporcional. Isso pode equilibrar a necessidade de governabilidade com a representatividade, reduzindo a fragmentação sem eliminar a diversidade de partidos.</text:p>
      <text:p text:style-name="P3">Portanto, os sistemas eleitorais influenciam diretamente o funcionamento dos sistemas partidários, determinando se serão mais concentrados, como nos bipartidarismos, ou mais fragmentados, como nos multipartidarismos. Essa relação afeta a governabilidade, a representação política e até mesmo o comportamento estratégico dos partidos e dos eleitores em cada eleição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20:59:04.923000000</meta:creation-date>
    <dc:date>2025-02-18T21:01:07.012000000</dc:date>
    <meta:editing-duration>PT2M4S</meta:editing-duration>
    <meta:editing-cycles>1</meta:editing-cycles>
    <meta:document-statistic meta:table-count="0" meta:image-count="0" meta:object-count="0" meta:page-count="1" meta:paragraph-count="6" meta:word-count="316" meta:character-count="2179" meta:non-whitespace-character-count="1868"/>
    <meta:generator>LibreOffice/24.8.4.2$Windows_X86_64 LibreOffice_project/bb3cfa12c7b1bf994ecc5649a80400d06cd71002</meta:generator>
  </office:meta>
</office:document-meta>
</file>